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Ext Buffers</text:p>
          </table:table-cell>
          <table:table-cell office:value-type="string" calcext:value-type="string">
            <text:p>ejectors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85124" calcext:value-type="float">
            <text:p>8.851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.67374" calcext:value-type="float">
            <text:p>5.6737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86779" calcext:value-type="float">
            <text:p>4.867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5" calcext:value-type="float">
            <text:p>0.240035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7" calcext:value-type="float">
            <text:p>0.43155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267" calcext:value-type="float">
            <text:p>5.232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.08216" calcext:value-type="float">
            <text:p>8.0821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.39459" calcext:value-type="float">
            <text:p>5.3945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58668" calcext:value-type="float">
            <text:p>4.5866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4" calcext:value-type="float">
            <text:p>0.240034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7" calcext:value-type="float">
            <text:p>0.43155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3453" calcext:value-type="float">
            <text:p>0.43453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1801" calcext:value-type="float">
            <text:p>5.018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.02241" calcext:value-type="float">
            <text:p>8.0224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.37934" calcext:value-type="float">
            <text:p>5.3793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57233" calcext:value-type="float">
            <text:p>4.5723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5" calcext:value-type="float">
            <text:p>0.240035</text:p>
          </table:table-cell>
          <table:table-cell office:value-type="float" office:value="0.238277" calcext:value-type="float">
            <text:p>0.23827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8" calcext:value-type="float">
            <text:p>0.431558</text:p>
          </table:table-cell>
          <table:table-cell office:value-type="float" office:value="0.427103" calcext:value-type="float">
            <text:p>0.427103</text:p>
          </table:table-cell>
          <table:table-cell office:value-type="float" office:value="0.434533" calcext:value-type="float">
            <text:p>0.434533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0507" calcext:value-type="float">
            <text:p>5.00507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91448" calcext:value-type="float">
            <text:p>6.914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1789" calcext:value-type="float">
            <text:p>5.4178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2891" calcext:value-type="float">
            <text:p>4.628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2" calcext:value-type="float">
            <text:p>0.240032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317" calcext:value-type="float">
            <text:p>5.03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89207" calcext:value-type="float">
            <text:p>6.89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5" calcext:value-type="float">
            <text:p>5.406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5" calcext:value-type="float">
            <text:p>4.617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1" calcext:value-type="float">
            <text:p>5.02291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41262" calcext:value-type="float">
            <text:p>7.412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48" calcext:value-type="float">
            <text:p>5.697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668" calcext:value-type="float">
            <text:p>4.9166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04" calcext:value-type="float">
            <text:p>5.249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89709" calcext:value-type="float">
            <text:p>6.8970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.41603" calcext:value-type="float">
            <text:p>5.4160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2902" calcext:value-type="float">
            <text:p>4.6290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9" calcext:value-type="float">
            <text:p>0.42709</text:p>
          </table:table-cell>
          <table:table-cell office:value-type="float" office:value="0.43453" calcext:value-type="float">
            <text:p>0.43453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3121" calcext:value-type="float">
            <text:p>5.031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88054" calcext:value-type="float">
            <text:p>6.8805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.40674" calcext:value-type="float">
            <text:p>5.4067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61934" calcext:value-type="float">
            <text:p>4.6193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7" calcext:value-type="float">
            <text:p>0.23827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93" calcext:value-type="float">
            <text:p>0.427093</text:p>
          </table:table-cell>
          <table:table-cell office:value-type="float" office:value="0.43453" calcext:value-type="float">
            <text:p>0.43453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364" calcext:value-type="float">
            <text:p>5.02364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4T23:31:23.878928876</dc:date>
    <meta:editing-duration>PT6H40M23S</meta:editing-duration>
    <meta:editing-cycles>27</meta:editing-cycles>
    <meta:generator>LibreOffice/7.3.7.2$Linux_AARCH64 LibreOffice_project/30$Build-2</meta:generator>
    <meta:document-statistic meta:table-count="1" meta:cell-count="257" meta:object-count="0"/>
  </office:meta>
</office:document-meta>
</file>